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lt;&lt;TypicalQuestionVoting, echo = FALSE, fig = TRUE&gt;&gt;= </text:p>
      <text:p text:style-name="Standard">qid&lt;-1064403 </text:p>
      <text:p text:style-name="Standard">p&lt;-hourglass.plot(qid, gettldata(qid,15,5,F), getqdata(qid), F) </text:p>
      <text:p text:style-name="Standard">odfFigureCaption('Typical Question Voting Activity',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1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text:style-name="Standard">&lt;&lt;PrefQuestionVoting, echo = FALSE, fig = TRUE&gt;&gt;= </text:p>
      <text:p text:style-name="Standard">qid&lt;-295579 </text:p>
      <text:p text:style-name="Standard">p&lt;-hourglass.plot(qid, gettldata(qid,100,6,F), getqdata(qid), F) </text:p>
      <text:p text:style-name="Standard">odfFigureCaption('New Preferred Answer Voting (Answers receiving at least 6 votes)', numformat = '1', numlettersync = FALSE, formula='Illustration+1', label='Figure') </text:p>
      <text:p text:style-name="Standard">print(p) </text:p>
      <text:p text:style-name="Standard">#186264?</text:p>
      <text:p text:style-name="Standard">@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lt;&lt;SlowBurnQuestionVoting, echo = FALSE, fig = TRUE&gt;&gt;= </text:p>
      <text:p text:style-name="Standard">qid&lt;-325085 </text:p>
      <text:p text:style-name="Standard">p&lt;-hourglass.plot(qid, gettldata(qid,0,5,F), getqdata(qid), F) </text:p>
      <text:p text:style-name="Standard">odfFigureCaption('Slow Burning Question Voting',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p text:style-name="Standard">&lt;&lt;NewTechQuestionVotes, echo = FALSE, fig = TRUE&gt;&gt;= </text:p>
      <text:p text:style-name="Standard">qid&lt;-422066 </text:p>
      <text:p text:style-name="Standard">p&lt;-hourglass.plot(qid, gettldata(qid,initcols=F), getqdata(qid), F) </text:p>
      <text:p text:style-name="Standard">odfFigureCaption('New Technology Question Voting', numformat = '1', numlettersync = FALSE, formula='Illustration+1', label='Figure') </text:p>
      <text:p text:style-name="Standard">print(p) </text:p>
      <text:p text:style-name="Standard">@ </text:p>
      <text:p text:style-name="Standard"><text:soft-page-break/></text:p>
      <text:h text:style-name="Heading_20_2" text:outline-level="2">Question and answer edits over time </text:h>
      <text:p text:style-name="P3">TBC - data needs checking for this section..</text:p>
      <text:p text:style-name="Standard">Mean q diff overall = 0.92; 1.54 body edits; 35% of all, a diff = 0.94 ; 1.38 body edits; 20% of all</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text:style-name="Standard">&lt;&lt;ClosureDupeMods, echo = FALSE, fig = TRUE&gt;&gt;= </text:p>
      <text:p text:style-name="Standard">p&lt;-closuresbyperiod() <text:s/></text:p>
      <text:p text:style-name="Standard">odfFigureCaption('Questions closed as duplicates as a percentage of total questions', numformat = '1', numlettersync = FALSE, formula='Illustration+1', label='Figure') </text:p>
      <text:p text:style-name="Standard">print(p)</text:p>
      <text:p text:style-name="Standard"><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29T11:32:57</dc:date>
    <dc:creator>Paul Matthews</dc:creator>
    <meta:editing-duration>PT2H21M31S</meta:editing-duration>
    <meta:editing-cycles>40</meta:editing-cycles>
    <meta:generator>LibreOffice/3.5$Linux_x86 LibreOffice_project/350m1$Build-2</meta:generator>
    <meta:document-statistic meta:table-count="0" meta:image-count="0" meta:object-count="0" meta:page-count="5" meta:paragraph-count="114" meta:word-count="1240" meta:character-count="9138" meta:non-whitespace-character-count="7913"/>
  </office:meta>
</office:document-meta>
</file>